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2409*"/>
    </style:style>
    <style:style style:name="Table1.B" style:family="table-column">
      <style:table-column-properties style:column-width="4.251cm" style:rel-column-width="24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C3" style:family="table-cell" style:data-style-name="N111">
      <style:table-cell-properties fo:padding="0.097cm" fo:border-left="0.05pt solid #000000" fo:border-right="none" fo:border-top="none" fo:border-bottom="0.05pt solid #000000"/>
    </style:style>
    <style:style style:name="Table1.D3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fe6fa" officeooo:paragraph-rsid="000fe6fa"/>
    </style:style>
    <style:style style:name="P2" style:family="paragraph" style:parent-style-name="Standard">
      <style:paragraph-properties fo:text-align="start" style:justify-single-word="false"/>
      <style:text-properties officeooo:rsid="000fe6fa" officeooo:paragraph-rsid="001e557c"/>
    </style:style>
    <style:style style:name="P3" style:family="paragraph" style:parent-style-name="Standard">
      <style:paragraph-properties fo:text-align="start" style:justify-single-word="false"/>
      <style:text-properties officeooo:paragraph-rsid="001c4607"/>
    </style:style>
    <style:style style:name="P4" style:family="paragraph" style:parent-style-name="Standard">
      <style:paragraph-properties fo:text-align="start" style:justify-single-word="false"/>
      <style:text-properties officeooo:rsid="002f3600" officeooo:paragraph-rsid="002f3600"/>
    </style:style>
    <style:style style:name="P5" style:family="paragraph" style:parent-style-name="Standard">
      <style:paragraph-properties fo:text-align="start" style:justify-single-word="false"/>
      <style:text-properties officeooo:rsid="004c82ba" officeooo:paragraph-rsid="004c82ba"/>
    </style:style>
    <style:style style:name="P6" style:family="paragraph" style:parent-style-name="Standard">
      <style:paragraph-properties fo:text-align="start" style:justify-single-word="false"/>
      <style:text-properties officeooo:rsid="00519536" officeooo:paragraph-rsid="00519536"/>
    </style:style>
    <style:style style:name="P7" style:family="paragraph" style:parent-style-name="Standard">
      <style:paragraph-properties fo:text-align="start" style:justify-single-word="false"/>
      <style:text-properties officeooo:rsid="0053f71c" officeooo:paragraph-rsid="0053f71c"/>
    </style:style>
    <style:style style:name="P8" style:family="paragraph" style:parent-style-name="Standard">
      <style:paragraph-properties fo:text-align="start" style:justify-single-word="false"/>
      <style:text-properties officeooo:rsid="005736ca" officeooo:paragraph-rsid="005736ca"/>
    </style:style>
    <style:style style:name="P9" style:family="paragraph" style:parent-style-name="Standard">
      <style:paragraph-properties fo:text-align="start" style:justify-single-word="false"/>
      <style:text-properties officeooo:rsid="005c9e57" officeooo:paragraph-rsid="005c9e57"/>
    </style:style>
    <style:style style:name="P10" style:family="paragraph" style:parent-style-name="Standard">
      <style:paragraph-properties fo:text-align="start" style:justify-single-word="false"/>
      <style:text-properties officeooo:rsid="005df351" officeooo:paragraph-rsid="005df351"/>
    </style:style>
    <style:style style:name="P11" style:family="paragraph" style:parent-style-name="Standard">
      <style:paragraph-properties fo:text-align="start" style:justify-single-word="false"/>
      <style:text-properties officeooo:rsid="005df351" officeooo:paragraph-rsid="005f3176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fe6fa" officeooo:paragraph-rsid="000fe6fa"/>
    </style:style>
    <style:style style:name="P13" style:family="paragraph" style:parent-style-name="Table_20_Contents">
      <style:paragraph-properties fo:text-align="start" style:justify-single-word="false"/>
      <style:text-properties officeooo:rsid="0057535f" officeooo:paragraph-rsid="0057535f"/>
    </style:style>
    <style:style style:name="P14" style:family="paragraph" style:parent-style-name="Table_20_Contents">
      <style:paragraph-properties fo:text-align="center" style:justify-single-word="false"/>
      <style:text-properties officeooo:rsid="0057535f" officeooo:paragraph-rsid="0057535f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57535f"/>
    </style:style>
    <style:style style:name="P17" style:family="paragraph" style:parent-style-name="Table_20_Contents">
      <style:paragraph-properties fo:text-align="center" style:justify-single-word="false"/>
      <style:text-properties officeooo:rsid="00594cda" officeooo:paragraph-rsid="00594cda"/>
    </style:style>
    <style:style style:name="P18" style:family="paragraph" style:parent-style-name="Table_20_Contents">
      <style:paragraph-properties fo:text-align="center" style:justify-single-word="false"/>
      <style:text-properties officeooo:rsid="005a4552" officeooo:paragraph-rsid="005a4552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57535f" officeooo:paragraph-rsid="0057535f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57535f" officeooo:paragraph-rsid="0057535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594cda" officeooo:paragraph-rsid="00594cda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tyle="italic" style:text-underline-style="solid" style:text-underline-width="auto" style:text-underline-color="font-color" officeooo:rsid="0057535f" officeooo:paragraph-rsid="0057535f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tyle="italic" style:text-underline-style="solid" style:text-underline-width="auto" style:text-underline-color="font-color" officeooo:rsid="005a4552" officeooo:paragraph-rsid="005a4552" style:font-style-asian="italic" style:font-style-complex="italic"/>
    </style:style>
    <style:style style:name="T1" style:family="text">
      <style:text-properties officeooo:rsid="000fe6fa"/>
    </style:style>
    <style:style style:name="T2" style:family="text">
      <style:text-properties officeooo:rsid="00131fa4"/>
    </style:style>
    <style:style style:name="T3" style:family="text">
      <style:text-properties officeooo:rsid="001c4607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cc4be"/>
    </style:style>
    <style:style style:name="T6" style:family="text">
      <style:text-properties style:text-underline-style="none" officeooo:rsid="001e557c"/>
    </style:style>
    <style:style style:name="T7" style:family="text">
      <style:text-properties style:text-underline-style="none" officeooo:rsid="001ff49e"/>
    </style:style>
    <style:style style:name="T8" style:family="text">
      <style:text-properties style:text-underline-style="none" officeooo:rsid="002101a2"/>
    </style:style>
    <style:style style:name="T9" style:family="text">
      <style:text-properties style:text-underline-style="none" officeooo:rsid="00255fde"/>
    </style:style>
    <style:style style:name="T10" style:family="text">
      <style:text-properties style:text-underline-style="none" officeooo:rsid="0026a357"/>
    </style:style>
    <style:style style:name="T11" style:family="text">
      <style:text-properties style:text-underline-style="none" officeooo:rsid="00275bc1"/>
    </style:style>
    <style:style style:name="T12" style:family="text">
      <style:text-properties style:text-underline-style="none" officeooo:rsid="0028b573"/>
    </style:style>
    <style:style style:name="T13" style:family="text">
      <style:text-properties style:text-underline-style="none" officeooo:rsid="00291c20"/>
    </style:style>
    <style:style style:name="T14" style:family="text">
      <style:text-properties style:text-underline-style="none" officeooo:rsid="002bca81"/>
    </style:style>
    <style:style style:name="T15" style:family="text">
      <style:text-properties style:text-underline-style="none" officeooo:rsid="002c28c2"/>
    </style:style>
    <style:style style:name="T16" style:family="text">
      <style:text-properties style:text-underline-style="none" officeooo:rsid="002ca1f5"/>
    </style:style>
    <style:style style:name="T17" style:family="text">
      <style:text-properties style:text-underline-style="none" officeooo:rsid="002d9780"/>
    </style:style>
    <style:style style:name="T18" style:family="text">
      <style:text-properties style:text-underline-style="none" officeooo:rsid="002fa0b0"/>
    </style:style>
    <style:style style:name="T19" style:family="text">
      <style:text-properties style:text-underline-style="none" officeooo:rsid="003304f0"/>
    </style:style>
    <style:style style:name="T20" style:family="text">
      <style:text-properties style:text-underline-style="none" officeooo:rsid="0035da77"/>
    </style:style>
    <style:style style:name="T21" style:family="text">
      <style:text-properties style:text-underline-style="none" officeooo:rsid="003712fa"/>
    </style:style>
    <style:style style:name="T22" style:family="text">
      <style:text-properties style:text-underline-style="none" officeooo:rsid="00376052"/>
    </style:style>
    <style:style style:name="T23" style:family="text">
      <style:text-properties style:text-underline-style="none" officeooo:rsid="00381b01"/>
    </style:style>
    <style:style style:name="T24" style:family="text">
      <style:text-properties style:text-underline-style="none" officeooo:rsid="00399405"/>
    </style:style>
    <style:style style:name="T25" style:family="text">
      <style:text-properties style:text-underline-style="none" officeooo:rsid="003adf00"/>
    </style:style>
    <style:style style:name="T26" style:family="text">
      <style:text-properties style:text-underline-style="none" officeooo:rsid="003f35b0"/>
    </style:style>
    <style:style style:name="T27" style:family="text">
      <style:text-properties style:text-underline-style="none" officeooo:rsid="0040d1e0"/>
    </style:style>
    <style:style style:name="T28" style:family="text">
      <style:text-properties style:text-underline-style="none" officeooo:rsid="0041a230"/>
    </style:style>
    <style:style style:name="T29" style:family="text">
      <style:text-properties style:text-underline-style="none" officeooo:rsid="0042477f"/>
    </style:style>
    <style:style style:name="T30" style:family="text">
      <style:text-properties style:text-underline-style="none" officeooo:rsid="0043e40b"/>
    </style:style>
    <style:style style:name="T31" style:family="text">
      <style:text-properties style:text-underline-style="none" officeooo:rsid="00466375"/>
    </style:style>
    <style:style style:name="T32" style:family="text">
      <style:text-properties style:text-underline-style="none" officeooo:rsid="0046ce1c"/>
    </style:style>
    <style:style style:name="T33" style:family="text">
      <style:text-properties style:text-underline-style="none" officeooo:rsid="00485ba6"/>
    </style:style>
    <style:style style:name="T34" style:family="text">
      <style:text-properties style:text-underline-style="none" officeooo:rsid="004a2ca4"/>
    </style:style>
    <style:style style:name="T35" style:family="text">
      <style:text-properties style:text-underline-style="none" officeooo:rsid="00521f4a"/>
    </style:style>
    <style:style style:name="T36" style:family="text">
      <style:text-properties style:text-underline-style="none" officeooo:rsid="0053f71c"/>
    </style:style>
    <style:style style:name="T37" style:family="text">
      <style:text-properties style:text-underline-style="none" officeooo:rsid="00545bac"/>
    </style:style>
    <style:style style:name="T38" style:family="text">
      <style:text-properties officeooo:rsid="001ff49e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131fa4"/>
    </style:style>
    <style:style style:name="T41" style:family="text">
      <style:text-properties style:text-underline-style="solid" style:text-underline-width="auto" style:text-underline-color="font-color" officeooo:rsid="0053f71c"/>
    </style:style>
    <style:style style:name="T42" style:family="text">
      <style:text-properties style:text-underline-style="solid" style:text-underline-width="auto" style:text-underline-color="font-color" officeooo:rsid="00485ba6"/>
    </style:style>
    <style:style style:name="T4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4" style:family="text">
      <style:text-properties fo:font-style="italic" style:text-underline-style="solid" style:text-underline-width="auto" style:text-underline-color="font-color" officeooo:rsid="001ff49e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officeooo:rsid="001e557c" style:font-style-asian="italic" style:font-style-complex="italic"/>
    </style:style>
    <style:style style:name="T46" style:family="text">
      <style:text-properties officeooo:rsid="005a4552"/>
    </style:style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SR Assignment</text:p>
      <text:p text:style-name="P1"/>
      <text:p text:style-name="P2"><text:span text:style-name="T39">Problem Statement</text:span>:<text:line-break/><text:span text:style-name="T2">Performing phoneme classification on the TIMIT dataset by training and testing gmm models for each phoneme.<text:line-break/><text:line-break/></text:span><text:span text:style-name="T40">Procedure</text:span><text:span text:style-name="T2"> :</text:span></text:p>
      <text:p text:style-name="P2"><text:span text:style-name="T38">i) </text:span><text:span text:style-name="T44">Preprocessing</text:span><text:span text:style-name="T38"><text:line-break/>a) Downloaded and extracted the timit dataset</text:span></text:p>
      <text:p text:style-name="P3"><text:span text:style-name="T1">b) Converted the wav files from NIST “SPHERE” file format</text:span> to <text:span text:style-name="T3">WAVE PCM format using “sphn_to_wav.py” file</text:span></text:p>
      <text:p text:style-name="P3"><text:span text:style-name="T7"/></text:p>
      <text:p text:style-name="P3"><text:span text:style-name="T7">ii)</text:span><text:span text:style-name="T5"> </text:span><text:span text:style-name="T45">Training</text:span></text:p>
      <text:p text:style-name="P3"><text:span text:style-name="T7">a)</text:span><text:span text:style-name="T6"> </text:span><text:span text:style-name="T8">Used “import_timit.py” file to generate mfcc </text:span><text:span text:style-name="T9">(13 dim)</text:span><text:span text:style-name="T8">, </text:span><text:span text:style-name="T9">mfcc + delta (26 dim), mfcc + delta + delta (39 dim) </text:span><text:span text:style-name="T10">features. </text:span><text:span text:style-name="T11">They are saved in “features/” as train1.hdf, train2.hdf and train3.hdf respectively.</text:span></text:p>
      <text:p text:style-name="P3"><text:span text:style-name="T12">b) </text:span><text:span text:style-name="T13">train.ipynb reads the mfcc features, </text:span><text:span text:style-name="T14">extracts the feature and label array, and </text:span><text:span text:style-name="T15">fits a gmm for each phoneme. </text:span></text:p>
      <text:p text:style-name="P3"><text:span text:style-name="T16">c) </text:span><text:span text:style-name="T17">The gmms are then saved onto the system using the pickle library </text:span></text:p>
      <text:p text:style-name="P4"><text:span text:style-name="T17"/></text:p>
      <text:p text:style-name="P4"><text:span text:style-name="T17">i</text:span><text:span text:style-name="T4">ii) </text:span><text:span text:style-name="T43">Testing</text:span></text:p>
      <text:p text:style-name="P4"><text:span text:style-name="T18">a) </text:span><text:span text:style-name="T19">Similar to the training process, mfcc features are generated, </text:span><text:span text:style-name="T24">for the test directory of TIMIT</text:span></text:p>
      <text:p text:style-name="P4"><text:span text:style-name="T19">b) </text:span><text:span text:style-name="T20">Feature and label array are extracted. </text:span><text:span text:style-name="T22">Th</text:span><text:span text:style-name="T25">is</text:span><text:span text:style-name="T22"> label array act</text:span><text:span text:style-name="T25">s </text:span><text:span text:style-name="T22">as the ground truth for th</text:span><text:span text:style-name="T23">e test dataset.</text:span></text:p>
      <text:p text:style-name="P4"><text:span text:style-name="T21">c) </text:span><text:span text:style-name="T28">The trained gmms are loaded from disk. <text:line-break/>d) </text:span><text:span text:style-name="T26">MAP rule is applied, </text:span><text:span text:style-name="T27">to classify each feature vector </text:span><text:span text:style-name="T29">in the sequence, for a given test file (40-way classification), </text:span><text:span text:style-name="T31">and the predicted labels are stored in an array</text:span></text:p>
      <text:p text:style-name="P4"><text:span text:style-name="T30">e) </text:span><text:span text:style-name="T32">Frame-level accuracy </text:span><text:span text:style-name="T33">and Phoneme error rate </text:span><text:span text:style-name="T34">are</text:span><text:span text:style-name="T33"> calculated using ground truth array and predicted labels array</text:span></text:p>
      <text:p text:style-name="P4"><text:span text:style-name="T33"/></text:p>
      <text:p text:style-name="P8"><text:span text:style-name="T42">R</text:span><text:span text:style-name="T39">esults</text:span><text:span text:style-name="T4">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19">MFCC feature dim</text:p>
          </table:table-cell>
          <table:table-cell table:style-name="Table1.A1" office:value-type="string">
            <text:p text:style-name="P19">Mixture number</text:p>
          </table:table-cell>
          <table:table-cell table:style-name="Table1.A1" office:value-type="string">
            <text:p text:style-name="P19">Frame-level accuracy</text:p>
          </table:table-cell>
          <table:table-cell table:style-name="Table1.D1" office:value-type="string">
            <text:p text:style-name="P19">Phoneme error rate</text:p>
          </table:table-cell>
        </table:table-row>
        <table:table-row>
          <table:table-cell table:style-name="Table1.A2" table:number-columns-spanned="4" office:value-type="string">
            <text:p text:style-name="P23">With Energy <text:span text:style-name="T46">co</text:span>-efficient<text:span text:style-name="T46">s</text:span></text:p>
          </table:table-cell>
          <table:covered-table-cell/>
          <table:covered-table-cell/>
          <table:covered-table-cell/>
        </table:table-row>
        <table:table-row>
          <table:table-cell table:style-name="Table1.A3" table:number-rows-spanned="8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>13</text:p>
          </table:table-cell>
          <table:table-cell table:style-name="Table1.B3" office:value-type="float" office:value="2">
            <text:p text:style-name="P14">2</text:p>
          </table:table-cell>
          <table:table-cell table:style-name="Table1.C3" office:value-type="float" office:value="11.61936">
            <text:p text:style-name="P15">11.61936</text:p>
          </table:table-cell>
          <table:table-cell table:style-name="Table1.D3" office:value-type="float" office:value="89.15897">
            <text:p text:style-name="P15">89.15897</text:p>
          </table:table-cell>
        </table:table-row>
        <table:table-row>
          <table:covered-table-cell/>
          <table:table-cell table:style-name="Table1.B3" office:value-type="float" office:value="4">
            <text:p text:style-name="P14">4</text:p>
          </table:table-cell>
          <table:table-cell table:style-name="Table1.C3" office:value-type="float" office:value="13.65873">
            <text:p text:style-name="P15">13.65873</text:p>
          </table:table-cell>
          <table:table-cell table:style-name="Table1.D3" office:value-type="float" office:value="88.92773">
            <text:p text:style-name="P15">88.92773</text:p>
          </table:table-cell>
        </table:table-row>
        <table:table-row>
          <table:covered-table-cell/>
          <table:table-cell table:style-name="Table1.B3" office:value-type="float" office:value="8">
            <text:p text:style-name="P14">8</text:p>
          </table:table-cell>
          <table:table-cell table:style-name="Table1.C3" office:value-type="float" office:value="14.60678">
            <text:p text:style-name="P15">14.60678</text:p>
          </table:table-cell>
          <table:table-cell table:style-name="Table1.D3" office:value-type="float" office:value="88.56927">
            <text:p text:style-name="P15">88.56927</text:p>
          </table:table-cell>
        </table:table-row>
        <table:table-row>
          <table:covered-table-cell/>
          <table:table-cell table:style-name="Table1.B3" office:value-type="float" office:value="16">
            <text:p text:style-name="P14">16</text:p>
          </table:table-cell>
          <table:table-cell table:style-name="Table1.C3" office:value-type="float" office:value="15.02723">
            <text:p text:style-name="P15">15.02723</text:p>
          </table:table-cell>
          <table:table-cell table:style-name="Table1.D3" office:value-type="float" office:value="88.22339">
            <text:p text:style-name="P15">88.22339</text:p>
          </table:table-cell>
        </table:table-row>
        <table:table-row>
          <table:covered-table-cell/>
          <table:table-cell table:style-name="Table1.B3" office:value-type="float" office:value="32">
            <text:p text:style-name="P14">32</text:p>
          </table:table-cell>
          <table:table-cell table:style-name="Table1.C3" office:value-type="float" office:value="14.85941">
            <text:p text:style-name="P15">14.85941</text:p>
          </table:table-cell>
          <table:table-cell table:style-name="Table1.D3" office:value-type="float" office:value="88.05866">
            <text:p text:style-name="P15">88.05866</text:p>
          </table:table-cell>
        </table:table-row>
        <table:table-row>
          <table:covered-table-cell/>
          <table:table-cell table:style-name="Table1.B3" office:value-type="float" office:value="64">
            <text:p text:style-name="P14">64</text:p>
          </table:table-cell>
          <table:table-cell table:style-name="Table1.C3" office:value-type="float" office:value="14.34398">
            <text:p text:style-name="P16">14.34398</text:p>
          </table:table-cell>
          <table:table-cell table:style-name="Table1.D3" office:value-type="float" office:value="87.76315">
            <text:p text:style-name="P15">87.76315</text:p>
          </table:table-cell>
        </table:table-row>
        <table:table-row>
          <table:covered-table-cell/>
          <table:table-cell table:style-name="Table1.B3" office:value-type="float" office:value="128">
            <text:p text:style-name="P14">128</text:p>
          </table:table-cell>
          <table:table-cell table:style-name="Table1.C3" office:value-type="float" office:value="13.84426">
            <text:p text:style-name="P15">13.84426</text:p>
          </table:table-cell>
          <table:table-cell table:style-name="Table1.D3" office:value-type="float" office:value="88.08959">
            <text:p text:style-name="P15">88.08959</text:p>
          </table:table-cell>
        </table:table-row>
        <table:table-row>
          <table:covered-table-cell/>
          <table:table-cell table:style-name="Table1.B3" office:value-type="float" office:value="256">
            <text:p text:style-name="P14">256</text:p>
          </table:table-cell>
          <table:table-cell table:style-name="Table1.C3" office:value-type="float" office:value="13.51503">
            <text:p text:style-name="P15">13.51503</text:p>
          </table:table-cell>
          <table:table-cell table:style-name="Table1.D3" office:value-type="float" office:value="88.15495">
            <text:p text:style-name="P15">88.15495</text:p>
          </table:table-cell>
        </table:table-row>
        <table:table-row>
          <table:table-cell table:style-name="Table1.B3" office:value-type="float" office:value="26">
            <text:p text:style-name="P14">26</text:p>
          </table:table-cell>
          <table:table-cell table:style-name="Table1.B3" office:value-type="float" office:value="64">
            <text:p text:style-name="P17">64</text:p>
          </table:table-cell>
          <table:table-cell table:style-name="Table1.C3" office:value-type="float" office:value="18.93172">
            <text:p text:style-name="P15">18.93172</text:p>
          </table:table-cell>
          <table:table-cell table:style-name="Table1.D3" office:value-type="float" office:value="87.58913">
            <text:p text:style-name="P15">87.58913</text:p>
          </table:table-cell>
        </table:table-row>
        <table:table-row>
          <table:table-cell table:style-name="Table1.B3" office:value-type="float" office:value="39">
            <text:p text:style-name="P20">39</text:p>
          </table:table-cell>
          <table:table-cell table:style-name="Table1.B3" office:value-type="float" office:value="64">
            <text:p text:style-name="P21">64</text:p>
          </table:table-cell>
          <table:table-cell table:style-name="Table1.C3" office:value-type="float" office:value="19.13807">
            <text:p text:style-name="P22">19.13807</text:p>
          </table:table-cell>
          <table:table-cell table:style-name="Table1.D3" office:value-type="float" office:value="82.85112">
            <text:p text:style-name="P22">82.85112</text:p>
          </table:table-cell>
        </table:table-row>
        <table:table-row>
          <table:table-cell table:style-name="Table1.A2" table:number-columns-spanned="4" office:value-type="string">
            <text:p text:style-name="P24">Without Energy co-efficient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8">12 (13-1)</text:p>
          </table:table-cell>
          <table:table-cell table:style-name="Table1.B3" office:value-type="float" office:value="64">
            <text:p text:style-name="P18">64</text:p>
          </table:table-cell>
          <table:table-cell table:style-name="Table1.C3" office:value-type="float" office:value="13.23828">
            <text:p text:style-name="P15">13.23828</text:p>
          </table:table-cell>
          <table:table-cell table:style-name="Table1.D3" office:value-type="float" office:value="88.89605">
            <text:p text:style-name="P15">88.89605</text:p>
          </table:table-cell>
        </table:table-row>
        <table:table-row>
          <table:table-cell table:style-name="Table1.A3" office:value-type="string">
            <text:p text:style-name="P18">24 (26-2)</text:p>
          </table:table-cell>
          <table:table-cell table:style-name="Table1.B3" office:value-type="float" office:value="64">
            <text:p text:style-name="P18">64</text:p>
          </table:table-cell>
          <table:table-cell table:style-name="Table1.C3" office:value-type="float" office:value="17.12372">
            <text:p text:style-name="P15">17.12372</text:p>
          </table:table-cell>
          <table:table-cell table:style-name="Table1.D3" office:value-type="float" office:value="84.91502">
            <text:p text:style-name="P15">84.91502</text:p>
          </table:table-cell>
        </table:table-row>
        <table:table-row>
          <table:table-cell table:style-name="Table1.A3" office:value-type="string">
            <text:p text:style-name="P18">36 (39-3)</text:p>
          </table:table-cell>
          <table:table-cell table:style-name="Table1.B3" office:value-type="float" office:value="64">
            <text:p text:style-name="P18">64</text:p>
          </table:table-cell>
          <table:table-cell table:style-name="Table1.C3" office:value-type="float" office:value="17.14276">
            <text:p text:style-name="P15">17.14276</text:p>
          </table:table-cell>
          <table:table-cell table:style-name="Table1.D3" office:value-type="float" office:value="84.90527">
            <text:p text:style-name="P15">84.90527</text:p>
          </table:table-cell>
        </table:table-row>
      </table:table>
      <text:p text:style-name="P5"><text:soft-page-break/><text:span text:style-name="T42">O</text:span><text:span text:style-name="T39">bservations</text:span><text:span text:style-name="T4">:</text:span></text:p>
      <text:p text:style-name="P6"><text:span text:style-name="T4">From the results tabulated, we can conclude that </text:span><text:span text:style-name="T35">the gmm model with 64 components and running on mfcc + delta + delta features (39 dim), is the best, </text:span><text:span text:style-name="T37">with the maximum training accuracy and the least phoneme error rate among all the 13 different models.</text:span><text:span text:style-name="T35"><text:line-break/><text:line-break/></text:span><text:span text:style-name="T41">Best model</text:span><text:span text:style-name="T36"> : 64 component gmm on 39 dim mfcc+delta+delta features<text:line-break/></text:span><text:span text:style-name="T41">Testing accuracy</text:span><text:span text:style-name="T36">: 19.138068458575034 %</text:span></text:p>
      <text:p text:style-name="P7"><text:span text:style-name="T39">Phoneme error rate</text:span><text:span text:style-name="T4">: 82.85112155638635</text:span></text:p>
      <text:p text:style-name="P7"><text:span text:style-name="T4"/></text:p>
      <text:p text:style-name="P9"><text:span text:style-name="T39">Team Members</text:span><text:span text:style-name="T4">:</text:span></text:p>
      <text:p text:style-name="P11"><text:span text:style-name="T4">Pranav S – IMT2014039</text:span></text:p>
      <text:p text:style-name="P11"><text:span text:style-name="T4">Tummala Armitha – IMT2014060</text:span></text:p>
      <text:p text:style-name="P10"><text:span text:style-name="T4">Vutla Keerthi Chandra – IMT201406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1:29:10.562933865</meta:creation-date>
    <dc:date>2018-10-29T23:47:11.545088833</dc:date>
    <meta:editing-duration>PT2H13M34S</meta:editing-duration>
    <meta:editing-cycles>68</meta:editing-cycles>
    <meta:generator>LibreOffice/6.0.6.2$Linux_X86_64 LibreOffice_project/00m0$Build-2</meta:generator>
    <meta:document-statistic meta:table-count="1" meta:image-count="0" meta:object-count="0" meta:page-count="2" meta:paragraph-count="72" meta:word-count="348" meta:character-count="2150" meta:non-whitespace-character-count="1866"/>
  </office:meta>
</office:document-meta>
</file>